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08e" officeooo:paragraph-rsid="001ae08e"/>
    </style:style>
    <style:style style:name="P2" style:family="paragraph" style:parent-style-name="Standard">
      <style:text-properties officeooo:rsid="001f10ed" officeooo:paragraph-rsid="001f10ed"/>
    </style:style>
    <style:style style:name="P3" style:family="paragraph" style:parent-style-name="Standard">
      <style:text-properties officeooo:rsid="002210ec" officeooo:paragraph-rsid="002210ec"/>
    </style:style>
    <style:style style:name="P4" style:family="paragraph" style:parent-style-name="Standard">
      <style:text-properties officeooo:rsid="000e0655" officeooo:paragraph-rsid="002210ec"/>
    </style:style>
    <style:style style:name="P5" style:family="paragraph" style:parent-style-name="Standard">
      <style:text-properties officeooo:rsid="002221d3" officeooo:paragraph-rsid="002221d3"/>
    </style:style>
    <style:style style:name="P6" style:family="paragraph" style:parent-style-name="Standard">
      <style:text-properties officeooo:rsid="000f86c3" officeooo:paragraph-rsid="002221d3"/>
    </style:style>
    <style:style style:name="P7" style:family="paragraph" style:parent-style-name="Standard">
      <style:text-properties officeooo:rsid="00236750" officeooo:paragraph-rsid="00236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/text:p>
      <text:p text:style-name="P1">我是一个愚蠢至极的人，</text:p>
      <text:p text:style-name="P1">甚至体会不了香菜和臭豆腐的美味。</text:p>
      <text:p text:style-name="P1">我见山是山，见海是海，</text:p>
      <text:p text:style-name="P1">看见石头缝里开出了花，</text:p>
      <text:p text:style-name="P1">也只会说一句：哦，花开了。</text:p>
      <text:p text:style-name="P1">直到遇见你，</text:p>
      <text:p text:style-name="P1">云海开始翻涌，江潮开始澎湃，</text:p>
      <text:p text:style-name="P1">细小的虫子搔着整个世界的痒。</text:p>
      <text:p text:style-name="P1">你无需多言，我和清风通通涌向你。</text:p>
      <text:p text:style-name="P1">--王小波《爱你就像爱生命》</text:p>
      <text:p text:style-name="P1"/>
      <text:p text:style-name="P1">2.</text:p>
      <text:p text:style-name="P1">像我这样的人，是不太喜欢结实新朋友的。</text:p>
      <text:p text:style-name="P1">你知道，介绍自己的过去很累的。</text:p>
      <text:p text:style-name="P1">可遇见你那天，</text:p>
      <text:p text:style-name="P1">我竟想着要把我的前半生拍成电影给你看，</text:p>
      <text:p text:style-name="P1">让你看看我见过的呼伦贝尔的雪，</text:p>
      <text:p text:style-name="P1">我走过的四下无人的街，</text:p>
      <text:p text:style-name="P1">和我度过的烂醉如泥的夜。</text:p>
      <text:p text:style-name="P1">把所有你未能参与的人生补齐，</text:p>
      <text:p text:style-name="P1">然后呢，跟我走吧。</text:p>
      <text:p text:style-name="P1">--金土</text:p>
      <text:p text:style-name="P1"/>
      <text:p text:style-name="P2">3.</text:p>
      <text:p text:style-name="P2">想和你在人间的鹊桥走一趟，看看大片的炊烟一袅到晚霞的衣袂里，琳琅市肆在云雾的浸润下若隐若现。</text:p>
      <text:p text:style-name="P2">忽而季风松了松紧闭的袍袖，烟波浩渺里，尘世间朦胧着的溶溶山色一时明朗开来；暮霭沉沉下，潆洄在耳畔的私语转瞬穿山渡水。</text:p>
      <text:p text:style-name="P2"/>
      <text:p text:style-name="P3">4.</text:p>
      <text:p text:style-name="P3">自从见着你，我才像乌云里见了青天，我才知道自埋自身是不应该的。做人为什么不轰轰烈烈做一番呢？我原意从此跟你往高处飞，往明处走，永远不再自暴自弃了。</text:p>
      <text:p text:style-name="P3">--陆小曼</text:p>
      <text:p text:style-name="P1"/>
      <text:p text:style-name="P3">5.</text:p>
      <text:p text:style-name="P4">就算你觉得自己是一坨臭狗屎，也会遇到一个心地善良的屎壳郎，不远万里找到你，然后当成宝贝，再不远万里的滚回家，一路上细心呵护你，怕你被抢了，被踩扁了，或者撞到石头，一心像把你变成家里的传家之宝，别怀疑，世界有时候就是这么好。</text:p>
      <text:p text:style-name="P4">--张晓晗</text:p>
      <text:p text:style-name="P4"/>
      <text:p text:style-name="P5">6.</text:p>
      <text:p text:style-name="P6">太敏感的人会体谅到他人的痛苦，自然就无法轻易做到坦率。所谓的坦率，其实就是暴力。</text:p>
      <text:p text:style-name="P6">--太宰治《候鸟》</text:p>
      <text:p text:style-name="P6"/>
      <text:p text:style-name="P5">7.</text:p>
      <text:p text:style-name="P5">我们都是孤独的刺猬，只有频率想用的人才能看见彼此内心深处不为人知的优雅。我相信这世上一定有一个能感受自己的人，他未必是恋人，可能是任何人。横亘身份与地位的外在条件，跨越看似不可丈量的距离，在偌大的世界里，我们会因为这份珍贵的懂得而不再孤独。</text:p>
      <text:p text:style-name="P5"><text:soft-page-break/></text:p>
      <text:p text:style-name="P5">8.</text:p>
      <text:p text:style-name="P5">那骤停太美，感觉肺里的空气突然被抽空，就像那天我第一次遇见你时被你惊艳到窒息。</text:p>
      <text:p text:style-name="P5"/>
      <text:p text:style-name="P5">9.</text:p>
      <text:p text:style-name="P5">考研就像在黑屋子里洗衣服，你不知道洗干净了没有，只能一遍一遍去洗。等到上了考场的那一刻，灯亮了，你发现有的人忘了加洗衣粉，有的人用的是洗衣机。但只要你认真地洗过了每一个地方，那件衣服一定可以光亮如新的，而你以后每次穿这件衣服时，都会想起这段岁月。</text:p>
      <text:p text:style-name="P5"/>
      <text:p text:style-name="P7">10.</text:p>
      <text:p text:style-name="P7">“我喜欢你”这句话太轻微，“我爱你”这句话太沉重，“我想跟你一起努力”这句话刚刚好。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0:19:59.898284820</meta:creation-date>
    <dc:date>2018-11-14T21:04:34.817543848</dc:date>
    <meta:editing-duration>PT34M22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42" meta:word-count="927" meta:character-count="944" meta:non-whitespace-character-count="943"/>
  </office:meta>
</office:document-meta>
</file>